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218" officeooo:paragraph-rsid="000d8218"/>
    </style:style>
    <style:style style:name="P2" style:family="paragraph" style:parent-style-name="Standard">
      <style:text-properties fo:font-weight="bold" officeooo:rsid="000d8218" officeooo:paragraph-rsid="000d8218" style:font-weight-asian="bold" style:font-weight-complex="bold"/>
    </style:style>
    <style:style style:name="P3" style:family="paragraph" style:parent-style-name="Standard">
      <style:text-properties fo:font-weight="bold" officeooo:rsid="0010c64f" officeooo:paragraph-rsid="0010c64f" style:font-weight-asian="bold" style:font-weight-complex="bold"/>
    </style:style>
    <style:style style:name="P4" style:family="paragraph" style:parent-style-name="Standard">
      <style:text-properties officeooo:rsid="000edee0" officeooo:paragraph-rsid="000edee0"/>
    </style:style>
    <style:style style:name="P5" style:family="paragraph" style:parent-style-name="Standard">
      <style:text-properties officeooo:rsid="0010a56c" officeooo:paragraph-rsid="0010a56c"/>
    </style:style>
    <style:style style:name="P6" style:family="paragraph" style:parent-style-name="Standard">
      <style:text-properties fo:font-weight="normal" officeooo:rsid="0010a56c" officeooo:paragraph-rsid="0010a56c" style:font-weight-asian="normal" style:font-weight-complex="normal"/>
    </style:style>
    <style:style style:name="P7" style:family="paragraph" style:parent-style-name="Standard">
      <style:text-properties fo:font-weight="normal" officeooo:rsid="0010c64f" officeooo:paragraph-rsid="0010c64f" style:font-weight-asian="normal" style:font-weight-complex="normal"/>
    </style:style>
    <style:style style:name="P8" style:family="paragraph" style:parent-style-name="Standard">
      <style:text-properties fo:font-weight="normal" officeooo:rsid="00110ca4" officeooo:paragraph-rsid="00110ca4" style:font-weight-asian="normal" style:font-weight-complex="normal"/>
    </style:style>
    <style:style style:name="P9" style:family="paragraph" style:parent-style-name="Standard">
      <style:text-properties fo:font-weight="normal" officeooo:rsid="001234e2" officeooo:paragraph-rsid="001234e2" style:font-weight-asian="normal" style:font-weight-complex="normal"/>
    </style:style>
    <style:style style:name="P10" style:family="paragraph" style:parent-style-name="Standard">
      <style:text-properties fo:font-weight="normal" officeooo:rsid="001262bb" officeooo:paragraph-rsid="001262bb" style:font-weight-asian="normal" style:font-weight-complex="normal"/>
    </style:style>
    <style:style style:name="P11" style:family="paragraph" style:parent-style-name="Standard">
      <style:text-properties fo:font-weight="normal" officeooo:rsid="001756cf" officeooo:paragraph-rsid="001756cf" style:font-weight-asian="normal" style:font-weight-complex="normal"/>
    </style:style>
    <style:style style:name="P12" style:family="paragraph" style:parent-style-name="Standard">
      <style:text-properties officeooo:rsid="001809c8" officeooo:paragraph-rsid="001809c8"/>
    </style:style>
    <style:style style:name="T1" style:family="text">
      <style:text-properties officeooo:rsid="000ede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ee0" style:font-weight-asian="bold" style:font-weight-complex="bold"/>
    </style:style>
    <style:style style:name="T4" style:family="text">
      <style:text-properties officeooo:rsid="0010a56c"/>
    </style:style>
    <style:style style:name="T5" style:family="text">
      <style:text-properties fo:font-weight="normal" officeooo:rsid="0010a56c" style:font-weight-asian="normal" style:font-weight-complex="normal"/>
    </style:style>
    <style:style style:name="T6" style:family="text">
      <style:text-properties officeooo:rsid="001234e2"/>
    </style:style>
    <style:style style:name="T7" style:family="text">
      <style:text-properties officeooo:rsid="001262bb"/>
    </style:style>
    <style:style style:name="T8" style:family="text">
      <style:text-properties officeooo:rsid="0013fa42"/>
    </style:style>
    <style:style style:name="T9" style:family="text">
      <style:text-properties officeooo:rsid="0014d404"/>
    </style:style>
    <style:style style:name="T10" style:family="text">
      <style:text-properties officeooo:rsid="001809c8"/>
    </style:style>
    <style:style style:name="T11" style:family="text">
      <style:text-properties officeooo:rsid="0019f7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mas Morrison &amp; Noel Puldon</text:p>
      <text:p text:style-name="P1">ASEN4519 – Lab 6</text:p>
      <text:p text:style-name="P1">3/11/16</text:p>
      <text:p text:style-name="P1"/>
      <text:p text:style-name="P12"><text:span text:style-name="T2">ASSIGNMENT REPORT:</text:span></text:p>
      <text:p text:style-name="P12">Methodology:</text:p>
      <text:p text:style-name="P12">For C implementation of the Apollo 13 simulation, we used RK4 instead of RK45 like we did in matlab. <text:s/>A similar optimization scheme was used from MATLAB to arrive at the final result. <text:s/>This scheme involves create sucessively higher orders of solution spaces consisting of dV values for the initial spacecraft impulses. <text:s/>One of the difference between MATLAB <text:span text:style-name="T11">and C was that in C there was no random selecting of individuals indices of the solution space per resolution. <text:s/>We basically just ran RK4 for all cases that were within the constraint.</text:span></text:p>
      <text:p text:style-name="P1"/>
      <text:p text:style-name="P1"><text:span text:style-name="T2">Part 1-</text:span><text:span text:style-name="T3">Procedures</text:span><text:span text:style-name="T1">:</text:span></text:p>
      <text:p text:style-name="P4"><text:span text:style-name="T2">Compile the following .c files into .o using gcc</text:span>.</text:p>
      <text:p text:style-name="P4">ThreeBody.c, rk4_solver.c, </text:p>
      <text:p text:style-name="P4"/>
      <text:p text:style-name="P4"><text:span text:style-name="T2">Example compilation command</text:span>:</text:p>
      <text:p text:style-name="P4">gcc -c ThreeBody.c rk4_solver.c -<text:span text:style-name="T7">pg -O1</text:span></text:p>
      <text:p text:style-name="P4"/>
      <text:p text:style-name="P4"><text:span text:style-name="T2">Link object files together into one executable using the following command</text:span>:</text:p>
      <text:p text:style-name="P4">gcc -o ThreeBody ThreeBody.o rk4_solver.o -<text:span text:style-name="T8">pg -lm</text:span></text:p>
      <text:p text:style-name="P4"/>
      <text:p text:style-name="P4"><text:span text:style-name="T2">Run using the command</text:span>: ./ThreeBody Objective Clearance Accuracy</text:p>
      <text:p text:style-name="P4">Example: ./ThreeBody 1 10000 0.5</text:p>
      <text:p text:style-name="P4"/>
      <text:p text:style-name="P5">This command will generate a output test file in the same folder Threebody.c was run with the naming convention “Optimum_Objective_Clearance_Accuracy”. Example: <text:s/>Optimum_1_10000_0p5.txt</text:p>
      <text:p text:style-name="P1"/>
      <text:p text:style-name="P1"><text:span text:style-name="T2">Part 2-</text:span><text:span text:style-name="T4">The plots for part 2 are in the submission folder with everything else.</text:span></text:p>
      <text:p text:style-name="P1"/>
      <text:p text:style-name="P2">Part 3-<text:span text:style-name="T5">The output files and bash script are in the submission folder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0">PROFILE REPORT</text:span>:</text:p>
      <text:p text:style-name="P7">Objective 1: Located in file Optimize_obj1.txt</text:p>
      <text:p text:style-name="P3">Flat Profile:</text:p>
      <text:p text:style-name="P8">This profile shows that the function RHS was the most heavily used accumulating <text:span text:style-name="T6">up </text:span>to ~53% of the total run time of 0.93 seconds (seems low from observation). <text:s/>RHS was called nearly 17 million time during the optimization of objective 1. <text:s/>The next highest is rk4vec which was called 4 million times.</text:p>
      <text:p text:style-name="P7"/>
      <text:p text:style-name="P7"><text:span text:style-name="T2">Call Graph</text:span>:</text:p>
      <text:p text:style-name="P10">The call graph shows how a function's children contribute to the parent functions overall time. <text:s/>As seen from the text <text:span text:style-name="T9">file submitted, <text:s/>the function get_solution_vectors spend most of its time with it's children. <text:s/>About half of the time RHS and a quarter of the time with rk4 and rk4vec.</text:span></text:p>
      <text:p text:style-name="P7"/>
      <text:p text:style-name="P7">Objective 2: Located in file Optimize_obj2.txt</text:p>
      <text:p text:style-name="P7"><text:span text:style-name="T2">Flat Profile</text:span>:</text:p>
      <text:p text:style-name="P9">The profile shows once again that RHS was the most heavily used program accumulating up to ~57% of the total run time of 0.63 seconds. <text:s/>This objective was quicker than objective 1 by close to 50%! <text:s/>How ironic since it is the time minimization objective.</text:p>
      <text:p text:style-name="P7"/>
      <text:p text:style-name="P7"><text:span text:style-name="T2">Call Graph</text:span>:</text:p>
      <text:p text:style-name="P11">The call <text:span text:style-name="T10">graph for objective 2 is similar to objective 1. <text:s/>This is no surprise since the objective do not alter the implementation of the numerical integration, on what values are kept between each run. <text:s/>From the text file provided for objective 2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6:10:15.695793234</meta:creation-date>
    <dc:date>2016-03-11T22:46:00.654821916</dc:date>
    <meta:editing-duration>PT6H20M28S</meta:editing-duration>
    <meta:editing-cycles>13</meta:editing-cycles>
    <meta:generator>LibreOffice/5.0.2.2$Linux_X86_64 LibreOffice_project/00m0$Build-2</meta:generator>
    <meta:document-statistic meta:table-count="0" meta:image-count="0" meta:object-count="0" meta:page-count="2" meta:paragraph-count="29" meta:word-count="415" meta:character-count="2578" meta:non-whitespace-character-count="2175"/>
  </office:meta>
</office:document-meta>
</file>